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a933"/>
      <style:text-properties fo:color="#c9211e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fo:background-color="#00a933"/>
      <style:text-properties fo:color="#c9211e"/>
    </style:style>
    <style:style style:name="ce5" style:family="table-cell" style:parent-style-name="Default" style:data-style-name="N36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artista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compositore</text:p>
          </table:table-cell>
          <table:table-cell office:value-type="string" calcext:value-type="string">
            <text:p>catalogo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etichetta</text:p>
          </table:table-cell>
          <table:table-cell office:value-type="string" calcext:value-type="string">
            <text:p>supporto</text:p>
          </table:table-cell>
          <table:table-cell office:value-type="string" calcext:value-type="string">
            <text:p>n.supporti</text:p>
          </table:table-cell>
          <table:table-cell office:value-type="string" calcext:value-type="string">
            <text:p>datauscita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Ordinato</text:p>
          </table:table-cell>
          <table:table-cell office:value-type="string" calcext:value-type="string">
            <text:p>Quantità</text:p>
          </table:table-cell>
          <table:table-cell table:number-columns-repeated="1011"/>
        </table:table-row>
        <table:table-row table:style-name="ro1">
          <table:table-cell office:value-type="float" office:value="39841403312" calcext:value-type="float">
            <text:p>39841403312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LIVE UNDEA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98414033-1</text:p>
          </table:table-cell>
          <table:table-cell office:value-type="string" calcext:value-type="string">
            <text:p>AUDIOGLOBE</text:p>
          </table:table-cell>
          <table:table-cell office:value-type="string" calcext:value-type="string">
            <text:p>METAL BLADE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1-22" calcext:value-type="date">
            <text:p>22/01/2016</text:p>
          </table:table-cell>
          <table:table-cell office:value-type="float" office:value="14.73" calcext:value-type="float">
            <text:p>14,7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1227950934" calcext:value-type="float">
            <text:p>81227950934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-</text:p>
          </table:table-cell>
          <table:table-cell office:value-type="float" office:value="81227950934" calcext:value-type="float">
            <text:p>81227950934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RHINO RECORDS</text:p>
          </table:table-cell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15-11-13" calcext:value-type="date">
            <text:p>13/11/2015</text:p>
          </table:table-cell>
          <table:table-cell office:value-type="float" office:value="14.87" calcext:value-type="float">
            <text:p>14,87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1227958282" calcext:value-type="float">
            <text:p>81227958282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HOUSES OF THE HOLY (REMASTERED)</text:p>
          </table:table-cell>
          <table:table-cell office:value-type="string" calcext:value-type="string">
            <text:p>-</text:p>
          </table:table-cell>
          <table:table-cell office:value-type="float" office:value="81227958282" calcext:value-type="float">
            <text:p>81227958282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RHINO ATLANTIC</text:p>
          </table:table-cell>
          <table:table-cell office:value-type="string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4-10-28" calcext:value-type="date">
            <text:p>28/10/2014</text:p>
          </table:table-cell>
          <table:table-cell office:value-type="float" office:value="10.27" calcext:value-type="float">
            <text:p>10,27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1227964597" calcext:value-type="float">
            <text:p>81227964597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 I (REMASTERED)</text:p>
          </table:table-cell>
          <table:table-cell office:value-type="string" calcext:value-type="string">
            <text:p>-</text:p>
          </table:table-cell>
          <table:table-cell office:value-type="float" office:value="81227964597" calcext:value-type="float">
            <text:p>81227964597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RHINO ATLANTIC</text:p>
          </table:table-cell>
          <table:table-cell office:value-type="string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4-06-03" calcext:value-type="date">
            <text:p>03/06/2014</text:p>
          </table:table-cell>
          <table:table-cell office:value-type="float" office:value="10.27" calcext:value-type="float">
            <text:p>10,27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1227965730" calcext:value-type="float">
            <text:p>81227965730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HOUSES OF THE HOLY (REMASTERED LP)</text:p>
          </table:table-cell>
          <table:table-cell office:value-type="string" calcext:value-type="string">
            <text:p>-</text:p>
          </table:table-cell>
          <table:table-cell office:value-type="float" office:value="81227965730" calcext:value-type="float">
            <text:p>81227965730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RHINO ATLANTIC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4-10-28" calcext:value-type="date">
            <text:p>28/10/2014</text:p>
          </table:table-cell>
          <table:table-cell office:value-type="float" office:value="12.3" calcext:value-type="float">
            <text:p>12,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1227965761" calcext:value-type="float">
            <text:p>81227965761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 III (REMASTERED)</text:p>
          </table:table-cell>
          <table:table-cell office:value-type="string" calcext:value-type="string">
            <text:p>-</text:p>
          </table:table-cell>
          <table:table-cell office:value-type="float" office:value="81227965761" calcext:value-type="float">
            <text:p>81227965761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RHINO ATLANTIC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4-06-03" calcext:value-type="date">
            <text:p>03/06/2014</text:p>
          </table:table-cell>
          <table:table-cell office:value-type="float" office:value="12.3" calcext:value-type="float">
            <text:p>12,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1227965778" calcext:value-type="float">
            <text:p>81227965778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 IV (REMASTERED LP)</text:p>
          </table:table-cell>
          <table:table-cell office:value-type="string" calcext:value-type="string">
            <text:p>-</text:p>
          </table:table-cell>
          <table:table-cell office:value-type="float" office:value="81227965778" calcext:value-type="float">
            <text:p>81227965778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RHINO ATLANTIC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4-10-28" calcext:value-type="date">
            <text:p>28/10/2014</text:p>
          </table:table-cell>
          <table:table-cell office:value-type="float" office:value="12.3" calcext:value-type="float">
            <text:p>12,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1227965785" calcext:value-type="float">
            <text:p>81227965785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HYSICAL GRAFFITI (REMASTERED 2LP)</text:p>
          </table:table-cell>
          <table:table-cell office:value-type="string" calcext:value-type="string">
            <text:p>-</text:p>
          </table:table-cell>
          <table:table-cell office:value-type="float" office:value="81227965785" calcext:value-type="float">
            <text:p>81227965785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RHINO ATLANTIC</text:p>
          </table:table-cell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15-02-24" calcext:value-type="date">
            <text:p>24/02/2015</text:p>
          </table:table-cell>
          <table:table-cell office:value-type="float" office:value="20.86" calcext:value-type="float">
            <text:p>20,86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1" office:value-type="float" office:value="81227966409" calcext:value-type="float">
            <text:p>81227966409</text:p>
          </table:table-cell>
          <table:table-cell table:style-name="ce1" office:value-type="string" calcext:value-type="string">
            <text:p>LED ZEPPELIN</text:p>
          </table:table-cell>
          <table:table-cell table:style-name="ce1" office:value-type="string" calcext:value-type="string">
            <text:p>LED ZEPPELIN II (REMASTERED)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1227966409" calcext:value-type="float">
            <text:p>81227966409</text:p>
          </table:table-cell>
          <table:table-cell table:style-name="ce1" office:value-type="string" calcext:value-type="string">
            <text:p>WARNER</text:p>
          </table:table-cell>
          <table:table-cell table:style-name="ce1" office:value-type="string" calcext:value-type="string">
            <text:p>RHINO ATLANTIC</text:p>
          </table:table-cell>
          <table:table-cell table:style-name="ce1" office:value-type="string" calcext:value-type="string">
            <text:p>LP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date" office:date-value="2014-06-03" calcext:value-type="date">
            <text:p>03/06/2014</text:p>
          </table:table-cell>
          <table:table-cell table:style-name="ce1" office:value-type="float" office:value="12.3" calcext:value-type="float">
            <text:p>12,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1227966416" calcext:value-type="float">
            <text:p>81227966416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 I (REMASTERED)</text:p>
          </table:table-cell>
          <table:table-cell office:value-type="string" calcext:value-type="string">
            <text:p>-</text:p>
          </table:table-cell>
          <table:table-cell office:value-type="float" office:value="81227966416" calcext:value-type="float">
            <text:p>81227966416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RHINO ATLANTIC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4-06-03" calcext:value-type="date">
            <text:p>03/06/2014</text:p>
          </table:table-cell>
          <table:table-cell office:value-type="float" office:value="12.3" calcext:value-type="float">
            <text:p>12,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94638247210" calcext:value-type="float">
            <text:p>94638247210</text:p>
          </table:table-cell>
          <table:table-cell office:value-type="string" calcext:value-type="string">
            <text:p>BEATLES THE</text:p>
          </table:table-cell>
          <table:table-cell office:value-type="string" calcext:value-type="string">
            <text:p>LET IT BE (STEREO)</text:p>
          </table:table-cell>
          <table:table-cell office:value-type="string" calcext:value-type="string">
            <text:p>-</text:p>
          </table:table-cell>
          <table:table-cell office:value-type="float" office:value="9463824721" calcext:value-type="float">
            <text:p>9463824721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APPLE CORPS LTD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3-04-01" calcext:value-type="date">
            <text:p>01/04/2013</text:p>
          </table:table-cell>
          <table:table-cell office:value-type="float" office:value="19.45" calcext:value-type="float">
            <text:p>19,4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602537529049" calcext:value-type="float">
            <text:p>602537529049</text:p>
          </table:table-cell>
          <table:table-cell office:value-type="string" calcext:value-type="string">
            <text:p>DIRE STRAITS</text:p>
          </table:table-cell>
          <table:table-cell office:value-type="string" calcext:value-type="string">
            <text:p>COMMUNIQUE' (LP)</text:p>
          </table:table-cell>
          <table:table-cell office:value-type="string" calcext:value-type="string">
            <text:p>-</text:p>
          </table:table-cell>
          <table:table-cell office:value-type="float" office:value="3752904" calcext:value-type="float">
            <text:p>3752904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IMS-MERCURY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4-05-16" calcext:value-type="date">
            <text:p>16/05/2014</text:p>
          </table:table-cell>
          <table:table-cell office:value-type="float" office:value="17.32" calcext:value-type="float">
            <text:p>17,3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602557048414" calcext:value-type="float">
            <text:p>602557048414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GREATEST HITS</text:p>
          </table:table-cell>
          <table:table-cell office:value-type="string" calcext:value-type="string">
            <text:p>-</text:p>
          </table:table-cell>
          <table:table-cell office:value-type="float" office:value="5704841" calcext:value-type="float">
            <text:p>5704841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16-11-04" calcext:value-type="date">
            <text:p>04/11/2016</text:p>
          </table:table-cell>
          <table:table-cell office:value-type="float" office:value="22.58" calcext:value-type="float">
            <text:p>22,5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602557048445" calcext:value-type="float">
            <text:p>602557048445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GREATEST HITS II</text:p>
          </table:table-cell>
          <table:table-cell office:value-type="string" calcext:value-type="string">
            <text:p>-</text:p>
          </table:table-cell>
          <table:table-cell office:value-type="float" office:value="5704844" calcext:value-type="float">
            <text:p>5704844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16-11-04" calcext:value-type="date">
            <text:p>04/11/2016</text:p>
          </table:table-cell>
          <table:table-cell office:value-type="float" office:value="22.58" calcext:value-type="float">
            <text:p>22,5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825646252404" calcext:value-type="float">
            <text:p>825646252404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THE NUMBER OF THE BEAST</text:p>
          </table:table-cell>
          <table:table-cell office:value-type="string" calcext:value-type="string">
            <text:p>-</text:p>
          </table:table-cell>
          <table:table-cell office:value-type="float" office:value="825646252404" calcext:value-type="float">
            <text:p>825646252404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PLG UK CATALOG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4-10-14" calcext:value-type="date">
            <text:p>14/10/2014</text:p>
          </table:table-cell>
          <table:table-cell office:value-type="float" office:value="13.81" calcext:value-type="float">
            <text:p>13,8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25646252428" calcext:value-type="float">
            <text:p>825646252428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KILLERS</text:p>
          </table:table-cell>
          <table:table-cell office:value-type="string" calcext:value-type="string">
            <text:p>-</text:p>
          </table:table-cell>
          <table:table-cell office:value-type="float" office:value="825646252428" calcext:value-type="float">
            <text:p>825646252428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PLG UK CATALOG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4-10-14" calcext:value-type="date">
            <text:p>14/10/2014</text:p>
          </table:table-cell>
          <table:table-cell office:value-type="float" office:value="13.81" calcext:value-type="float">
            <text:p>13,8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25646252442" calcext:value-type="float">
            <text:p>825646252442</text:p>
          </table:table-cell>
          <table:table-cell table:number-columns-repeated="2" office:value-type="string" calcext:value-type="string">
            <text:p>IRON MAIDEN</text:p>
          </table:table-cell>
          <table:table-cell office:value-type="string" calcext:value-type="string">
            <text:p>-</text:p>
          </table:table-cell>
          <table:table-cell office:value-type="float" office:value="825646252442" calcext:value-type="float">
            <text:p>825646252442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PLG UK CATALOG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4-10-14" calcext:value-type="date">
            <text:p>14/10/2014</text:p>
          </table:table-cell>
          <table:table-cell office:value-type="float" office:value="13.81" calcext:value-type="float">
            <text:p>13,8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2" office:value-type="float" office:value="4050538661774" calcext:value-type="float">
            <text:p>4050538661774</text:p>
          </table:table-cell>
          <table:table-cell table:style-name="ce2" office:value-type="string" calcext:value-type="string">
            <text:p>VANONI ORNELLA</text:p>
          </table:table-cell>
          <table:table-cell table:style-name="ce2" office:value-type="string" calcext:value-type="string">
            <text:p>UNICA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050538661774" calcext:value-type="float">
            <text:p>4050538661774</text:p>
          </table:table-cell>
          <table:table-cell table:style-name="ce2" office:value-type="string" calcext:value-type="string">
            <text:p>WARNER</text:p>
          </table:table-cell>
          <table:table-cell table:style-name="ce2" office:value-type="string" calcext:value-type="string">
            <text:p>BMG RIGHTS MANAGEMEN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1-03-05" calcext:value-type="date">
            <text:p>05/03/2021</text:p>
          </table:table-cell>
          <table:table-cell table:style-name="ce2" office:value-type="float" office:value="12.71" calcext:value-type="float">
            <text:p>12,7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e: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6:05:53.258000000</meta:creation-date>
    <dc:date>2021-04-28T16:23:02.059000000</dc:date>
    <meta:editing-duration>PT17M10S</meta:editing-duration>
    <meta:editing-cycles>1</meta:editing-cycles>
    <meta:document-statistic meta:table-count="1" meta:cell-count="249" meta:object-count="0"/>
    <meta:generator>LibreOffice/7.0.4.2$Windows_X86_64 LibreOffice_project/dcf040e67528d9187c66b2379df5ea4407429775</meta:generator>
  </office:meta>
</office:document-meta>
</file>